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 1">
        <table:table-row>
          <table:table-cell office:value-type="float" office:value="1">
            <text:p>1</text:p>
          </table:table-cell>
          <table:table-cell office:value-type="string">
            <text:p>Bulba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Ivy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enu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harmander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armeleon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arizard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qui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Warto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lastoise</text:p>
          </table:table-cell>
          <table:table-cell office:value-type="string">
            <text:p>Water</text:p>
          </table:table-cell>
        </table:table-row>
      </table:table>
      <table:table table:name="Sheet 2">
        <table:table-row>
          <table:table-cell office:value-type="float" office:value="9">
            <text:p>9</text:p>
          </table:table-cell>
          <table:table-cell office:value-type="string">
            <text:p>Blastois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Warto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qui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arizard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armeleon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harmander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enu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Ivy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ulba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0</meta:generator>
  </office:meta>
</office:document-meta>
</file>